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8_07-44-2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8_01-25-0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8_00-17-04_000.jpg</text:p>
          </table:table-cell>
          <table:table-cell table:style-name="ce27" office:value-type="string">
            <text:p>:m :篠笛,shinobue #*# / session-memo:session-2 / p.1:genre=melody,for=~,key=~,notes=~,R=1,file-id=~,piece-id=~,tempo=~,session=1,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篠笛,shinobue #*# / session-memo:session-2 / p.1:genre=melody,for=~,key=~,notes=~,R=1,file-id=~,piece-id=~,tempo=~,session=1,other=~,musescore=~">
            <text:p>:m :篠笛,shinobue #*# / session-memo:session-2 / p.1:genre=melody,for=~,key=~,notes=~,R=1,file-id=~,piece-id=~,tempo=~,session=1,other=~,musescore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9-27_21-08-5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8_12-09-0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8_07-49-12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8_00-14-10_000.mp4</text:p>
          </table:table-cell>
          <table:table-cell table:style-name="ce29" office:value-type="string">
            <text:p>:VIDEO / @自室 / 記録 / jap.flute / 演奏、play / R=1 / record,file-piece-id=~,memo=+ / follow~,other=continue-to:R-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1 / record,file-piece-id=~,memo=+ / follow~,other=continue-to:R-2">
            <text:p>:VIDEO / @自室 / 記録 / jap.flute / 演奏、play / R=1 / record,file-piece-id=~,memo=+ / follow~,other=continue-to:R-2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09-28_00-16-11_000.mp4</text:p>
          </table:table-cell>
          <table:table-cell table:style-name="ce27" office:value-type="string">
            <text:p>:VIDEO / @自室 / 記録 / jap.flute / 演奏、play / R=2 / record,file-piece-id=~,memo=~,other=continue-from:R-1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2 / record,file-piece-id=~,memo=~,other=continue-from:R-1 / follow~">
            <text:p>:VIDEO / @自室 / 記録 / jap.flute / 演奏、play / R=2 / record,file-piece-id=~,memo=~,other=continue-from:R-1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09-28_16-41-20_000.jpg</text:p>
          </table:table-cell>
          <table:table-cell table:style-name="ce27" office:value-type="string">
            <text:p>:m RES #*# / free# JVEMV6 general#_0928:1 / JVEMV6.general / topics=~,w=伯碳;仲碳;叔碳,s=~,i=~,doc=r-1-1~1.2#4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#*# / free# JVEMV6 general#_0928:1 / JVEMV6.general / topics=~,w=伯碳;仲碳;叔碳,s=~,i=~,doc=r-1-1~1.2#4,other=~">
            <text:p>:m RES #*# / free# JVEMV6 general#_0928:1 / JVEMV6.general / topics=~,w=伯碳;仲碳;叔碳,s=~,i=~,doc=r-1-1~1.2#4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8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2022/09/29</text:date>, <text:time>10:1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9T10:15:29.15</dc:date>
    <dc:creator>iwabuchi ken</dc:creator>
    <meta:editing-duration>P49DT10H8M49S</meta:editing-duration>
    <meta:editing-cycles>16129</meta:editing-cycles>
    <meta:document-statistic meta:table-count="2" meta:cell-count="910" meta:object-count="0"/>
    <meta:user-defined meta:name="qrichtext">1</meta:user-defined>
  </office:meta>
</office:document-meta>
</file>